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89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1.7602in"/>
    </style:style>
    <style:style style:name="co6" style:family="table-column">
      <style:table-column-properties fo:break-before="auto" style:column-width="1.9in"/>
    </style:style>
    <style:style style:name="co7" style:family="table-column">
      <style:table-column-properties fo:break-before="auto" style:column-width="1.0409in"/>
    </style:style>
    <style:style style:name="co8" style:family="table-column">
      <style:table-column-properties fo:break-before="auto" style:column-width="1.3417in"/>
    </style:style>
    <style:style style:name="co9" style:family="table-column">
      <style:table-column-properties fo:break-before="auto" style:column-width="1.3953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2.222in"/>
    </style:style>
    <style:style style:name="co12" style:family="table-column">
      <style:table-column-properties fo:break-before="auto" style:column-width="1.1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ermitted frequencie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LF</text:p>
          </table:table-cell>
          <table:table-cell table:number-columns-repeated="4"/>
          <table:table-cell office:value-type="string" calcext:value-type="string">
            <text:p>Source: <text:a xlink:href="https://en.wikipedia.org/wiki/Amateur_radio_frequency_allocations" xlink:type="simple">https://en.wikipedia.org/wiki/Amateur_radio_frequency_allocations</text:a></text:p>
          </table:table-cell>
        </table:table-row>
        <table:table-row table:style-name="ro1">
          <table:table-cell office:value-type="string" calcext:value-type="string">
            <text:p>135.7–137.8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2–479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00–2000</text:p>
          </table:table-cell>
          <table:table-cell office:value-type="string" calcext:value-type="string">
            <text:p>k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5–4.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this one’s new and complic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.0–7.3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.1–10.1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.000–14.35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.068–18.168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–21.4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89–24.99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–29.7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H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–54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–70.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–148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H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0–45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2–928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0–1325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 300–2 31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 390–2 450</text:p>
          </table:table-cell>
          <table:table-cell office:value-type="string" calcext:value-type="string">
            <text:p>MHz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Microwave frequencies</text:p>
          </table:table-cell>
          <table:table-cell table:number-columns-repeated="4"/>
          <table:table-cell office:value-type="string" calcext:value-type="string">
            <text:p>https://rsgb.services/public/bandplans/html/rsgb_band_plan_2022.ht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3cm</text:p>
          </table:table-cell>
          <table:table-cell office:value-type="string" calcext:value-type="string">
            <text:p>https://rsgb.services/public/bandplans/#27</text:p>
          </table:table-cell>
        </table:table-row>
      </table:table>
      <table:table table:name="Satellite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ransponder type</text:p>
          </table:table-cell>
          <table:table-cell table:style-name="ce1" office:value-type="string" calcext:value-type="string">
            <text:p>Uplink frequency</text:p>
          </table:table-cell>
          <table:table-cell table:style-name="ce1" office:value-type="string" calcext:value-type="string">
            <text:p>Downlink frequenc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bit</text:p>
          </table:table-cell>
          <table:table-cell table:style-name="ce1" office:value-type="string" calcext:value-type="string">
            <text:p>SatNOG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-50 (SaudiSat-1C)</text:p>
          </table:table-cell>
          <table:table-cell/>
          <table:table-cell office:value-type="string" calcext:value-type="string">
            <text:p>145.850 MHz</text:p>
          </table:table-cell>
          <table:table-cell office:value-type="string" calcext:value-type="string">
            <text:p>436.795 MHz</text:p>
          </table:table-cell>
          <table:table-cell office:value-type="string" calcext:value-type="string">
            <text:p>FM Repeater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https://db.satnogs.org/satellite/IRES-5964-9687-1982-0089</text:p>
          </table:table-cell>
          <table:table-cell office:value-type="string" calcext:value-type="string">
            <text:p><text:a xlink:href="https://www.amsat.org/two-way-satellites/so-50-satellite-information/" xlink:type="simple">https://www.amsat.org/two-way-satellites/so-50-satellite-information/</text:a> <text:a xlink:href="http://web.archive.org/web/20120314083054/http://www.amsat.org/amsat-new/satellites/satInfo.php?satID=4" xlink:type="simple">http://web.archive.org/web/20120314083054/http://www.amsat.org/amsat-new/satellites/satInfo.php?satID=4</text:a></text:p>
          </table:table-cell>
          <table:table-cell office:value-type="string" calcext:value-type="string">
            <text:p>Operating: <text:a xlink:href="https://amsat-uk.org/satellites/comms/saudi-oscar-50/" xlink:type="simple">https://amsat-uk.org/satellites/comms/saudi-oscar-50/</text:a> </text:p>
          </table:table-cell>
          <table:table-cell office:value-type="string" calcext:value-type="string">
            <text:p>https://web.archive.org/web/20170814165258/www.g6lvb.com/Articles/operatingSO50.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-91 (RadFxSat / Fox-1B)</text:p>
          </table:table-cell>
          <table:table-cell/>
          <table:table-cell office:value-type="string" calcext:value-type="string">
            <text:p>435.250 MHz</text:p>
          </table:table-cell>
          <table:table-cell office:value-type="string" calcext:value-type="string">
            <text:p>145.960 MHz</text:p>
          </table:table-cell>
          <table:table-cell office:value-type="string" calcext:value-type="string">
            <text:p>FM Repeater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https://en.wikipedia.org/wiki/Fox-1B</text:p>
          </table:table-cell>
          <table:table-cell office:value-type="string" calcext:value-type="string">
            <text:p>https://www.amsat.org/meet-the-fox-projec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-7</text:p>
          </table:table-cell>
          <table:table-cell office:value-type="string" calcext:value-type="string">
            <text:p>Mode A</text:p>
          </table:table-cell>
          <table:table-cell office:value-type="string" calcext:value-type="string">
            <text:p>145.850-145.950 MHz</text:p>
          </table:table-cell>
          <table:table-cell office:value-type="string" calcext:value-type="string">
            <text:p>29.400-29.500 MHz</text:p>
          </table:table-cell>
          <table:table-cell office:value-type="string" calcext:value-type="string">
            <text:p>Transponder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https://www.amsat.org/two-way-satellites/ao-7/</text:p>
          </table:table-cell>
          <table:table-cell office:value-type="string" calcext:value-type="string">
            <text:p>https://www.amsat.org/wordpress/wp-content/uploads/2018/10/AMSAT-OSCAR-7-Guide.pdf</text:p>
          </table:table-cell>
          <table:table-cell table:style-name="ce3" office:value-type="string" calcext:value-type="string">
            <text:p>Designed for telecommand use (6.6.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de B</text:p>
          </table:table-cell>
          <table:table-cell office:value-type="string" calcext:value-type="string">
            <text:p>432.120-432.180 MHz</text:p>
          </table:table-cell>
          <table:table-cell office:value-type="string" calcext:value-type="string">
            <text:p>145.920-145.980 M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-4A</text:p>
          </table:table-cell>
          <table:table-cell/>
          <table:table-cell office:value-type="string" calcext:value-type="string">
            <text:p>435.210-435.230 MHz</text:p>
          </table:table-cell>
          <table:table-cell office:value-type="string" calcext:value-type="string">
            <text:p>145.880-145.860 MHz </text:p>
          </table:table-cell>
          <table:table-cell office:value-type="string" calcext:value-type="string">
            <text:p>Transponder</text:p>
          </table:table-cell>
          <table:table-cell office:value-type="string" calcext:value-type="string">
            <text:p>Sun synchronous</text:p>
          </table:table-cell>
          <table:table-cell/>
          <table:table-cell office:value-type="string" calcext:value-type="string">
            <text:p>https://www.amsat.org/camsat-cas-4a-4b-linear-transponder-payloads-launched/</text:p>
          </table:table-cell>
          <table:table-cell office:value-type="string" calcext:value-type="string">
            <text:p>https://www.amsat.org/wordpress/wp-content/uploads/2017/06/CAMSAT-CAS-4A-and-CAS-4B-News-Releas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-4B</text:p>
          </table:table-cell>
          <table:table-cell/>
          <table:table-cell office:value-type="string" calcext:value-type="string">
            <text:p>435.27-435.290 MHz</text:p>
          </table:table-cell>
          <table:table-cell office:value-type="string" calcext:value-type="string">
            <text:p>145.935-145.915 MHz</text:p>
          </table:table-cell>
          <table:table-cell office:value-type="string" calcext:value-type="string">
            <text:p>Transponder</text:p>
          </table:table-cell>
          <table:table-cell office:value-type="string" calcext:value-type="string">
            <text:p>Sun synchronous</text:p>
          </table:table-cell>
          <table:table-cell/>
          <table:table-cell office:value-type="string" calcext:value-type="string">
            <text:p>https://www.amsat.org/camsat-cas-4a-4b-linear-transponder-payloads-launched/</text:p>
          </table:table-cell>
          <table:table-cell office:value-type="string" calcext:value-type="string">
            <text:p>https://www.amsat.org/wordpress/wp-content/uploads/2017/06/CAMSAT-CAS-4A-and-CAS-4B-News-Releas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Y1Sat (JO-97)</text:p>
          </table:table-cell>
          <table:table-cell/>
          <table:table-cell table:style-name="Default" table:number-columns-repeated="2"/>
          <table:table-cell office:value-type="string" calcext:value-type="string">
            <text:p>Transponder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http://data.amsat-uk.org/ui/jy1sat-f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O-100 (Es’hail-2 / P4A)</text:p>
          </table:table-cell>
          <table:table-cell office:value-type="string" calcext:value-type="string">
            <text:p>Narrow band</text:p>
          </table:table-cell>
          <table:table-cell office:value-type="string" calcext:value-type="string">
            <text:p>2400.050-2400.300MHz</text:p>
          </table:table-cell>
          <table:table-cell office:value-type="string" calcext:value-type="string">
            <text:p>10489.550-10489.800MHz</text:p>
          </table:table-cell>
          <table:table-cell office:value-type="string" calcext:value-type="string">
            <text:p>Transponder</text:p>
          </table:table-cell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https://amsat-dl.org/eshail-2-amsat-phase-4-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ide band</text:p>
          </table:table-cell>
          <table:table-cell office:value-type="string" calcext:value-type="string">
            <text:p>2401.500-2409.500MHz</text:p>
          </table:table-cell>
          <table:table-cell office:value-type="string" calcext:value-type="string">
            <text:p>10491.000-10499.000MHz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ource: https://www.amsat.org/two-way-satellites/</text:p>
          </table:table-cell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plink antennas</text:p>
          </table:table-cell>
          <table:table-cell office:value-type="string" calcext:value-type="string">
            <text:p>https://www.amsat.org/product/arrow-ii-146437-10wbp-handheld-yagi-w-duplexer/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ar/circular polarised info required</text:p>
          </table:table-cell>
          <table:table-cell table:style-name="Default" table:number-columns-repeated="2"/>
          <table:table-cell table:number-columns-repeated="8"/>
        </table:table-row>
      </table:table>
      <table:table table:name="Notes" table:style-name="ta1">
        <table:table-column table:style-name="co2" table:default-cell-style-name="Default"/>
        <table:table-row table:style-name="ro1"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tps://www.amsat.org/status/</text:p>
          </table:table-cell>
        </table:table-row>
      </table:table>
      <table:table table:name="SO-50 Uplink" table:style-name="ta1">
        <table:table-column table:style-name="co10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amsat.org/two-way-satellites/so-50-satellite-informatio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web.archive.org/web/20120314083054/http://www.amsat.org/amsat-new/satellites/satInfo.php?satID=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msat-uk.org/2012/01/30/working-the-fm-sat-so-50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eb.archive.org/web/20160429022709/www.g6lvb.com/Articles/operatingSO50.ht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arently the single channel is quite contest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ou need a radio that can receive FM on 70cm and transmit 5W FM on 2m with a 67Hz PL t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mmended antenna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B9CV</text:p>
          </table:table-cell>
          <table:table-cell office:value-type="string" calcext:value-type="string">
            <text:p>https://www.radioworld.co.uk/hb9cv-2-2m-2-element-bea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ee element yag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 shouldn’t need more than about 10W ERP to make contact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wo WA5VJB antennas (http://www.clarc.org/Articles/uhf.htm), one for 70cm and the other for 2m mounted orthogonally on the same boom (http://www.g6lvb.com/HomebrewArrow.htm</text:p>
          </table:table-cell>
          <table:table-cell office:value-type="string" calcext:value-type="string">
            <text:p>https://web.archive.org/web/20051104024338/www.clarc.org/Articles/uhf.ht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ttps://www.amsat.org/product/arrow-ii-146437-10wbp-handheld-yagi-w-duplexer/</text:p>
          </table:table-cell>
          <table:table-cell office:value-type="string" calcext:value-type="string">
            <text:p>Can work with AO-27, UO-14, SO-41 and SO-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ushcraft A270-6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sses are 14 minutes or les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quency<text:tab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5.850 MHz</text:p>
          </table:table-cell>
          <table:table-cell office:value-type="string" calcext:value-type="string">
            <text:p>436.795 MH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arisation<text:tab/></text:p>
          </table:table-cell>
          <table:table-cell office:value-type="string" calcext:value-type="string">
            <text:p>Linear probably?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NC to SMA adaptors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https://www.amazon.co.uk/BOOBRIE-coaxial-Adapter-Coaxial-Connector/dp/B082D31BJ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C to SMA adaptors</text:p>
          </table:table-cell>
          <table:table-cell office:value-type="float" office:value="5.98" calcext:value-type="float">
            <text:p>5.98</text:p>
          </table:table-cell>
          <table:table-cell office:value-type="string" calcext:value-type="string">
            <text:p><text:a xlink:href="https://www.amazon.co.uk/BOOBRIE-Coaxial-Connector-Straight-Handheld/dp/B07QRQRB2J" xlink:type="simple">https://www.amazon.co.uk/BOOBRIE-Coaxial-Connector-Straight-Handheld/dp/B07QRQRB2J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R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ax overshad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 splitter</text:p>
          </table:table-cell>
          <table:table-cell office:value-type="float" office:value="8.27" calcext:value-type="float">
            <text:p>8.27</text:p>
          </table:table-cell>
          <table:table-cell office:value-type="string" calcext:value-type="string">
            <text:p>https://www.amazon.co.uk/BOOBRIE-Splitter-Connector-Converter-Extension/dp/B08T8ZRSL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Real-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w II 146/437-10WBP</text:p>
          </table:table-cell>
          <table:table-cell office:value-type="float" office:value="119.99" calcext:value-type="float">
            <text:p>119.99</text:p>
          </table:table-cell>
          <table:table-cell office:value-type="string" calcext:value-type="string">
            <text:p>https://www.ebay.co.uk/itm/174272323157?hash=item2893709e55:g:BAMAAOSwON5jRcUL&amp;amdata=enc%3AAQAHAAAAsEF9JFmGI3R2Eq601i7lGn916U8Ve35PQJRPiQyC0aNYSqcFy79C23ODQBqBdJ8fkZTkaVV5FweaTR70UhouLVZkXgrWq6PIfo4k8THLrJ4ualJLXfAW%2FiuhIawzVuL3QVOfyEb0UbGhjGa%2B3TPuTRgefstXaSN56L2Ahjod%2FdNRQd5g5IO8WxKsD6C1GnTY03wvqqxAUji8MZzX3e0mDQJTSy%2BKvaiBf8shm9hm%2Fq0D%7Ctkp%3ABk9SR87Pq6b_YA</text:p>
          </table:table-cell>
          <table:table-cell office:value-type="string" calcext:value-type="string">
            <text:p>2x Female BNC output – UHF, VHF</text:p>
          </table:table-cell>
          <table:table-cell table:number-columns-repeated="2"/>
          <table:table-cell office:value-type="string" calcext:value-type="string">
            <text:p>BP is split boom model, can be packed into a bag</text:p>
          </table:table-cell>
        </table:table-row>
        <table:table-row table:style-name="ro1">
          <table:table-cell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V-dipole</text:p>
          </table:table-cell>
          <table:table-cell office:value-type="float" office:value="26.99" calcext:value-type="float">
            <text:p>26.99</text:p>
          </table:table-cell>
          <table:table-cell office:value-type="string" calcext:value-type="string">
            <text:p><text:a xlink:href="https://www.amazon.co.uk/Efficiency-V‑Dipole-Dissipation-Acceptor-Telescopic/dp/B08VQQCCZX" xlink:type="simple">https://www.amazon.co.uk/Efficiency-V%E2%80%91Dipole-Dissipation-Acceptor-Telescopic/dp/B08VQQCCZX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-dipole mount</text:p>
          </table:table-cell>
          <table:table-cell table:number-columns-repeated="2"/>
          <table:table-cell office:value-type="string" calcext:value-type="string">
            <text:p>My mic st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 II bag</text:p>
          </table:table-cell>
          <table:table-cell office:value-type="float" office:value="64.99" calcext:value-type="float">
            <text:p>64.99</text:p>
          </table:table-cell>
          <table:table-cell office:value-type="string" calcext:value-type="string">
            <text:p>https://www.radioworld.co.uk/arrow-ii-roll-up-antenna-b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justable power supply</text:p>
          </table:table-cell>
          <table:table-cell table:number-columns-repeated="2"/>
          <table:table-cell office:value-type="string" calcext:value-type="string">
            <text:p>In the l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justable amplifier</text:p>
          </table:table-cell>
          <table:table-cell table:number-columns-repeated="2"/>
          <table:table-cell office:value-type="string" calcext:value-type="string">
            <text:p>2.5W RF power amp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4:.B39])" office:value-type="float" office:value="232.1" calcext:value-type="float">
            <text:p>232.1</text:p>
          </table:table-cell>
          <table:table-cell table:number-columns-repeated="5"/>
        </table:table-row>
      </table:table>
      <table:table table:name="QO-100 Uplink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eal-wor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link antenna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GHz uplink anten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GHz downlink antenna</text:p>
          </table:table-cell>
          <table:table-cell table:number-columns-repeated="2"/>
          <table:table-cell office:value-type="string" calcext:value-type="string">
            <text:p>Satellite TV dish on AOPP roof</text:p>
          </table:table-cell>
        </table:table-row>
        <table:table-row table:style-name="ro1">
          <table:table-cell office:value-type="string" calcext:value-type="string">
            <text:p>Correct downlink LN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orvo ch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orvo PC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GHz overshadowing antenna</text:p>
          </table:table-cell>
          <table:table-cell table:number-columns-repeated="2"/>
          <table:table-cell office:value-type="string" calcext:value-type="string">
            <text:p>https://www.qsl.net/g3yki/omni.ht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3:33:14.028676472</meta:creation-date>
    <meta:generator>LibreOffice/7.3.6.2$Linux_X86_64 LibreOffice_project/30$Build-2</meta:generator>
    <dc:date>2022-10-21T14:45:20.926134840</dc:date>
    <meta:editing-duration>PT4H25M27S</meta:editing-duration>
    <meta:editing-cycles>81</meta:editing-cycles>
    <meta:document-statistic meta:table-count="5" meta:cell-count="195" meta:object-count="0"/>
  </office:meta>
</office:document-meta>
</file>